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02cm"/>
    </style:style>
    <style:style style:name="co3" style:family="table-column">
      <style:table-column-properties fo:break-before="auto" style:column-width="2.8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0c0c0" style:text-align-source="fix" style:repeat-content="false" fo:border-left="none" fo:border-right="none" fo:border-top="0.99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hi" style:country-asian="IN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hi" style:country-asian="IN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hi" style:country-asian="IN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hi" style:country-asian="IN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hi" style:country-asian="IN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ackground-color="#c0c0c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0c0c0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9cm" svg:height="8.999cm" svg:x="11.867cm" svg:y="1.103cm">
            <draw:object draw:notify-on-update-of-ranges="Hoja1.H10:Hoja1.H10 Hoja1.A1:Hoja1.A13 Hoja1.B1:Hoja1.B13 Hoja1.C1:Hoja1.C13 Hoja1.D1:Hoja1.D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row table:style-name="ro1">
          <table:table-cell table:style-name="ce1" office:value-type="float" office:value="16384" calcext:value-type="float">
            <text:p>16384</text:p>
          </table:table-cell>
          <table:table-cell table:style-name="ce6" office:value-type="float" office:value="0.000103411" calcext:value-type="float">
            <text:p>0,000103411</text:p>
          </table:table-cell>
          <table:table-cell table:style-name="ce6" office:value-type="float" office:value="0.000020691" calcext:value-type="float">
            <text:p>2,0691E-05</text:p>
          </table:table-cell>
          <table:table-cell table:style-name="ce6" office:value-type="float" office:value="0.000063377" calcext:value-type="float">
            <text:p>6,3377E-05</text:p>
          </table:table-cell>
        </table:table-row>
        <table:table-row table:style-name="ro1">
          <table:table-cell table:style-name="ce2" office:value-type="float" office:value="32768" calcext:value-type="float">
            <text:p>32768</text:p>
          </table:table-cell>
          <table:table-cell office:value-type="float" office:value="0.000192207" calcext:value-type="float">
            <text:p>0,000192207</text:p>
          </table:table-cell>
          <table:table-cell office:value-type="float" office:value="0.000221795" calcext:value-type="float">
            <text:p>0,000221795</text:p>
          </table:table-cell>
          <table:table-cell office:value-type="float" office:value="0.000113854" calcext:value-type="float">
            <text:p>0,000113854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style-name="ce8" office:value-type="float" office:value="0.00017004" calcext:value-type="float">
            <text:p>0,00017004</text:p>
          </table:table-cell>
          <table:table-cell table:style-name="ce8" office:value-type="float" office:value="0.000355809" calcext:value-type="float">
            <text:p>0,000355809</text:p>
          </table:table-cell>
          <table:table-cell table:style-name="ce8" office:value-type="float" office:value="0.000241421" calcext:value-type="float">
            <text:p>0,000241421</text:p>
          </table:table-cell>
        </table:table-row>
        <table:table-row table:style-name="ro1">
          <table:table-cell table:style-name="ce4" office:value-type="float" office:value="131072" calcext:value-type="float">
            <text:p>131072</text:p>
          </table:table-cell>
          <table:table-cell office:value-type="float" office:value="0.000343345" calcext:value-type="float">
            <text:p>0,000343345</text:p>
          </table:table-cell>
          <table:table-cell office:value-type="float" office:value="0.000177999" calcext:value-type="float">
            <text:p>0,000177999</text:p>
          </table:table-cell>
          <table:table-cell office:value-type="float" office:value="0.0003423" calcext:value-type="float">
            <text:p>0,0003423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style-name="ce8" office:value-type="float" office:value="0.001098176" calcext:value-type="float">
            <text:p>0,001098176</text:p>
          </table:table-cell>
          <table:table-cell table:style-name="ce8" office:value-type="float" office:value="0.000348668" calcext:value-type="float">
            <text:p>0,000348668</text:p>
          </table:table-cell>
          <table:table-cell table:style-name="ce8" office:value-type="float" office:value="0.000691996" calcext:value-type="float">
            <text:p>0,000691996</text:p>
          </table:table-cell>
        </table:table-row>
        <table:table-row table:style-name="ro1">
          <table:table-cell table:style-name="ce4" office:value-type="float" office:value="524288" calcext:value-type="float">
            <text:p>524288</text:p>
          </table:table-cell>
          <table:table-cell office:value-type="float" office:value="0.001755363" calcext:value-type="float">
            <text:p>0,001755363</text:p>
          </table:table-cell>
          <table:table-cell office:value-type="float" office:value="0.001321537" calcext:value-type="float">
            <text:p>0,001321537</text:p>
          </table:table-cell>
          <table:table-cell office:value-type="float" office:value="0.001502023" calcext:value-type="float">
            <text:p>0,001502023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style-name="ce8" office:value-type="float" office:value="0.003688164" calcext:value-type="float">
            <text:p>0,003688164</text:p>
          </table:table-cell>
          <table:table-cell table:style-name="ce8" office:value-type="float" office:value="0.002601611" calcext:value-type="float">
            <text:p>0,002601611</text:p>
          </table:table-cell>
          <table:table-cell table:style-name="ce8" office:value-type="float" office:value="0.002683686" calcext:value-type="float">
            <text:p>0,002683686</text:p>
          </table:table-cell>
        </table:table-row>
        <table:table-row table:style-name="ro1">
          <table:table-cell table:style-name="ce4" office:value-type="float" office:value="2097152" calcext:value-type="float">
            <text:p>2097152</text:p>
          </table:table-cell>
          <table:table-cell office:value-type="float" office:value="0.006049583" calcext:value-type="float">
            <text:p>0,006049583</text:p>
          </table:table-cell>
          <table:table-cell office:value-type="float" office:value="0.004367006" calcext:value-type="float">
            <text:p>0,004367006</text:p>
          </table:table-cell>
          <table:table-cell office:value-type="float" office:value="0.003615653" calcext:value-type="float">
            <text:p>0,003615653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style-name="ce8" office:value-type="float" office:value="0.010985464" calcext:value-type="float">
            <text:p>0,010985464</text:p>
          </table:table-cell>
          <table:table-cell table:style-name="ce8" office:value-type="float" office:value="0.008026686" calcext:value-type="float">
            <text:p>0,008026686</text:p>
          </table:table-cell>
          <table:table-cell table:style-name="ce8" office:value-type="float" office:value="0.011222828" calcext:value-type="float">
            <text:p>0,011222828</text:p>
          </table:table-cell>
        </table:table-row>
        <table:table-row table:style-name="ro1">
          <table:table-cell table:style-name="ce4" office:value-type="float" office:value="8388608" calcext:value-type="float">
            <text:p>8388608</text:p>
          </table:table-cell>
          <table:table-cell office:value-type="float" office:value="0.021325183" calcext:value-type="float">
            <text:p>0,021325183</text:p>
          </table:table-cell>
          <table:table-cell office:value-type="float" office:value="0.014602151" calcext:value-type="float">
            <text:p>0,014602151</text:p>
          </table:table-cell>
          <table:table-cell office:value-type="float" office:value="0.015618511" calcext:value-type="float">
            <text:p>0,01561851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table:style-name="ce8" office:value-type="float" office:value="0.042316946" calcext:value-type="float">
            <text:p>0,042316946</text:p>
          </table:table-cell>
          <table:table-cell table:style-name="ce8" office:value-type="float" office:value="0.029365428" calcext:value-type="float">
            <text:p>0,029365428</text:p>
          </table:table-cell>
          <table:table-cell table:style-name="ce8" office:value-type="float" office:value="0.027662726" calcext:value-type="float">
            <text:p>0,027662726</text:p>
          </table:table-cell>
        </table:table-row>
        <table:table-row table:style-name="ro1">
          <table:table-cell table:style-name="ce4" office:value-type="float" office:value="33554432" calcext:value-type="float">
            <text:p>33554432</text:p>
          </table:table-cell>
          <table:table-cell office:value-type="float" office:value="0.083761573" calcext:value-type="float">
            <text:p>0,083761573</text:p>
          </table:table-cell>
          <table:table-cell office:value-type="float" office:value="0.054184099" calcext:value-type="float">
            <text:p>0,054184099</text:p>
          </table:table-cell>
          <table:table-cell office:value-type="float" office:value="0.053513053" calcext:value-type="float">
            <text:p>0,053513053</text:p>
          </table:table-cell>
        </table:table-row>
        <table:table-row table:style-name="ro1">
          <table:table-cell table:style-name="ce5" office:value-type="float" office:value="67108864" calcext:value-type="float">
            <text:p>67108864</text:p>
          </table:table-cell>
          <table:table-cell table:style-name="ce9" office:value-type="float" office:value="0.184244157" calcext:value-type="float">
            <text:p>0,184244157</text:p>
          </table:table-cell>
          <table:table-cell table:style-name="ce9" office:value-type="float" office:value="0.106660684" calcext:value-type="float">
            <text:p>0,106660684</text:p>
          </table:table-cell>
          <table:table-cell table:style-name="ce9" office:value-type="float" office:value="0.105896613" calcext:value-type="float">
            <text:p>0,1058966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20:48:30.113996785</meta:creation-date>
    <dc:date>2021-04-13T20:53:44.950837668</dc:date>
    <meta:editing-duration>PT5M15S</meta:editing-duration>
    <meta:editing-cycles>1</meta:editing-cycles>
    <meta:document-statistic meta:table-count="1" meta:cell-count="52" meta:object-count="1"/>
    <meta:generator>LibreOffice/6.4.4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24cm" svg:y="3.709cm" style:legend-expansion="high" chart:style-name="ch2"/>
        <chart:plot-area chart:style-name="ch3" table:cell-range-address="Hoja1.H10:Hoja1.H10 Hoja1.A1:Hoja1.D13" chart:data-source-has-labels="both" svg:x="0.32cm" svg:y="0.18cm" svg:width="11.684cm" svg:height="8.64cm">
          <chartooo:coordinate-region svg:x="1.587cm" svg:y="0.18cm" svg:width="10.278cm" svg:height="6.869cm"/>
          <chart:axis chart:dimension="x" chart:name="primary-x" chart:style-name="ch4" chartooo:axis-type="auto">
            <chartooo:date-scale/>
            <chart:categories table:cell-range-address="Hoja1.A1:Hoja1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1:Hoja1.B13" loext:label-string="secuencial" chart:class="chart:line">
            <chart:data-point chart:repeated="13"/>
          </chart:series>
          <chart:series chart:style-name="ch8" chart:values-cell-range-address="Hoja1.C1:Hoja1.C13" loext:label-string="parallelfor" chart:class="chart:line">
            <chart:data-point chart:repeated="13"/>
          </chart:series>
          <chart:series chart:style-name="ch9" chart:values-cell-range-address="Hoja1.D1:Hoja1.D13" loext:label-string="parallelsections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uencial</text:p>
              </table:table-cell>
              <table:table-cell office:value-type="string">
                <text:p>parallelfor</text:p>
              </table:table-cell>
              <table:table-cell office:value-type="string">
                <text:p>parallelsections</text:p>
              </table:table-cell>
            </table:table-row>
          </table:table-header-rows>
          <table:table-rows>
            <table:table-row>
              <table:table-cell office:value-type="float" office:value="16384">
                <text:p>16384</text:p>
                <draw:g>
                  <svg:desc>Hoja1.A1:Hoja1.A13</svg:desc>
                </draw:g>
              </table:table-cell>
              <table:table-cell office:value-type="float" office:value="0.000103411">
                <text:p>0.000103411</text:p>
                <draw:g>
                  <svg:desc>Hoja1.B1:Hoja1.B13</svg:desc>
                </draw:g>
              </table:table-cell>
              <table:table-cell office:value-type="float" office:value="0.000020691">
                <text:p>0.000020691</text:p>
                <draw:g>
                  <svg:desc>Hoja1.C1:Hoja1.C13</svg:desc>
                </draw:g>
              </table:table-cell>
              <table:table-cell office:value-type="float" office:value="0.000063377">
                <text:p>0.000063377</text:p>
                <draw:g>
                  <svg:desc>Hoja1.D1:Hoja1.D13</svg:desc>
                </draw:g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000192207">
                <text:p>0.000192207</text:p>
              </table:table-cell>
              <table:table-cell office:value-type="float" office:value="0.000221795">
                <text:p>0.000221795</text:p>
              </table:table-cell>
              <table:table-cell office:value-type="float" office:value="0.000113854">
                <text:p>0.000113854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0.00017004">
                <text:p>0.00017004</text:p>
              </table:table-cell>
              <table:table-cell office:value-type="float" office:value="0.000355809">
                <text:p>0.000355809</text:p>
              </table:table-cell>
              <table:table-cell office:value-type="float" office:value="0.000241421">
                <text:p>0.000241421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0.000343345">
                <text:p>0.000343345</text:p>
              </table:table-cell>
              <table:table-cell office:value-type="float" office:value="0.000177999">
                <text:p>0.000177999</text:p>
              </table:table-cell>
              <table:table-cell office:value-type="float" office:value="0.0003423">
                <text:p>0.0003423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0.001098176">
                <text:p>0.001098176</text:p>
              </table:table-cell>
              <table:table-cell office:value-type="float" office:value="0.000348668">
                <text:p>0.000348668</text:p>
              </table:table-cell>
              <table:table-cell office:value-type="float" office:value="0.000691996">
                <text:p>0.000691996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0.001755363">
                <text:p>0.001755363</text:p>
              </table:table-cell>
              <table:table-cell office:value-type="float" office:value="0.001321537">
                <text:p>0.001321537</text:p>
              </table:table-cell>
              <table:table-cell office:value-type="float" office:value="0.001502023">
                <text:p>0.001502023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3688164">
                <text:p>0.003688164</text:p>
              </table:table-cell>
              <table:table-cell office:value-type="float" office:value="0.002601611">
                <text:p>0.002601611</text:p>
              </table:table-cell>
              <table:table-cell office:value-type="float" office:value="0.002683686">
                <text:p>0.002683686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06049583">
                <text:p>0.006049583</text:p>
              </table:table-cell>
              <table:table-cell office:value-type="float" office:value="0.004367006">
                <text:p>0.004367006</text:p>
              </table:table-cell>
              <table:table-cell office:value-type="float" office:value="0.003615653">
                <text:p>0.003615653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0.010985464">
                <text:p>0.010985464</text:p>
              </table:table-cell>
              <table:table-cell office:value-type="float" office:value="0.008026686">
                <text:p>0.008026686</text:p>
              </table:table-cell>
              <table:table-cell office:value-type="float" office:value="0.011222828">
                <text:p>0.011222828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0.021325183">
                <text:p>0.021325183</text:p>
              </table:table-cell>
              <table:table-cell office:value-type="float" office:value="0.014602151">
                <text:p>0.014602151</text:p>
              </table:table-cell>
              <table:table-cell office:value-type="float" office:value="0.015618511">
                <text:p>0.015618511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0.042316946">
                <text:p>0.042316946</text:p>
              </table:table-cell>
              <table:table-cell office:value-type="float" office:value="0.029365428">
                <text:p>0.029365428</text:p>
              </table:table-cell>
              <table:table-cell office:value-type="float" office:value="0.027662726">
                <text:p>0.027662726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0.083761573">
                <text:p>0.083761573</text:p>
              </table:table-cell>
              <table:table-cell office:value-type="float" office:value="0.054184099">
                <text:p>0.054184099</text:p>
              </table:table-cell>
              <table:table-cell office:value-type="float" office:value="0.053513053">
                <text:p>0.053513053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0.184244157">
                <text:p>0.184244157</text:p>
              </table:table-cell>
              <table:table-cell office:value-type="float" office:value="0.106660684">
                <text:p>0.106660684</text:p>
              </table:table-cell>
              <table:table-cell office:value-type="float" office:value="0.105896613">
                <text:p>0.1058966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